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6.3791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ating (1-4)</text:p>
          </table:table-cell>
          <table:table-cell table:style-name="ce1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</text:p>
          </table:table-cell>
          <table:table-cell table:style-name="ce2"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ers APK from website designed for use without Google Play Services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min Connect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s do not show within the app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May, 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s do not show within the application. Maps/location-based features like Summon do not 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April,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zer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sign up from the application, but can login from the app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ney+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sign up from the application, but can login from the app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ure PDF Viewer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G Banking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ship Voyager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 Weather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folio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gle Play Services Warning, but no eff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notif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dom</text:p>
          </table:table-cell>
          <table:table-cell office:value-type="string" calcext:value-type="string">
            <text:p>May,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fox Focus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bug that disallows performing a search. Fixed by erasing browser 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terboxd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a Launcher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dreads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ify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Pal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pbox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scribe</text:p>
          </table:table-cell>
          <table:table-cell office:value-type="string" calcext:value-type="string">
            <text:p>May, 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orted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</text:p>
          </table:table-cell>
          <table:table-cell office:value-type="string" calcext:value-type="string">
            <text:p>April, 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notifications &amp; unable to apply text to videos within lens. Some performance iss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notif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ist</text:p>
          </table:table-cell>
          <table:table-cell office:value-type="string" calcext:value-type="string">
            <text:p>May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gle Play Services Warning, but no eff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May,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way Surfers</text:p>
          </table:table-cell>
          <table:table-cell office:value-type="string" calcext:value-type="string">
            <text:p>May,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ab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00:00:50.168000000</meta:creation-date>
    <dc:date>2020-05-23T00:29:54.035000000</dc:date>
    <meta:editing-duration>PT6M32S</meta:editing-duration>
    <meta:editing-cycles>3</meta:editing-cycles>
    <meta:generator>LibreOffice/6.4.3.2$Windows_X86_64 LibreOffice_project/747b5d0ebf89f41c860ec2a39efd7cb15b54f2d8</meta:generator>
    <meta:document-statistic meta:table-count="1" meta:cell-count="124" meta:object-count="0"/>
  </office:meta>
</office:document-meta>
</file>